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Roboto Mono" svg:font-family="'Roboto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ea6a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fea6a" officeooo:paragraph-rsid="000fea6a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0ff352"/>
    </style:style>
    <style:style style:name="P4" style:family="paragraph" style:parent-style-name="Standard">
      <style:text-properties officeooo:rsid="001328a3" officeooo:paragraph-rsid="001328a3"/>
    </style:style>
    <style:style style:name="P5" style:family="paragraph" style:parent-style-name="Standard">
      <style:text-properties officeooo:rsid="001f5c8e" officeooo:paragraph-rsid="001f5c8e"/>
    </style:style>
    <style:style style:name="P6" style:family="paragraph" style:parent-style-name="Standard" style:list-style-name="L1">
      <style:text-properties officeooo:paragraph-rsid="000fea6a"/>
    </style:style>
    <style:style style:name="P7" style:family="paragraph" style:parent-style-name="Standard" style:list-style-name="L2">
      <style:text-properties officeooo:paragraph-rsid="000fea6a"/>
    </style:style>
    <style:style style:name="P8" style:family="paragraph" style:parent-style-name="Standard" style:list-style-name="L3">
      <style:text-properties officeooo:rsid="001328a3" officeooo:paragraph-rsid="001328a3"/>
    </style:style>
    <style:style style:name="P9" style:family="paragraph" style:parent-style-name="Standard" style:list-style-name="L4">
      <style:text-properties officeooo:rsid="001328a3" officeooo:paragraph-rsid="0018d2c6"/>
    </style:style>
    <style:style style:name="P10" style:family="paragraph" style:parent-style-name="Standard" style:list-style-name="L4">
      <style:text-properties officeooo:rsid="001328a3" officeooo:paragraph-rsid="001328a3"/>
    </style:style>
    <style:style style:name="P11" style:family="paragraph" style:parent-style-name="Standard" style:list-style-name="L5">
      <style:text-properties officeooo:rsid="001328a3" officeooo:paragraph-rsid="001328a3"/>
    </style:style>
    <style:style style:name="P12" style:family="paragraph" style:parent-style-name="Standard" style:list-style-name="L6">
      <style:text-properties officeooo:rsid="001328a3" officeooo:paragraph-rsid="001328a3"/>
    </style:style>
    <style:style style:name="P13" style:family="paragraph" style:parent-style-name="Standard" style:list-style-name="L7">
      <style:text-properties officeooo:rsid="001328a3" officeooo:paragraph-rsid="001328a3"/>
    </style:style>
    <style:style style:name="P14" style:family="paragraph" style:parent-style-name="Standard" style:list-style-name="L8">
      <style:text-properties officeooo:rsid="001328a3" officeooo:paragraph-rsid="001328a3"/>
    </style:style>
    <style:style style:name="P15" style:family="paragraph" style:parent-style-name="Standard" style:list-style-name="L9">
      <style:text-properties officeooo:rsid="001328a3" officeooo:paragraph-rsid="001328a3"/>
    </style:style>
    <style:style style:name="P16" style:family="paragraph" style:parent-style-name="Standard" style:list-style-name="L10">
      <style:text-properties officeooo:rsid="001f5c8e" officeooo:paragraph-rsid="001f5c8e"/>
    </style:style>
    <style:style style:name="P17" style:family="paragraph" style:parent-style-name="Standard" style:list-style-name="L11">
      <style:text-properties officeooo:rsid="001f5c8e" officeooo:paragraph-rsid="001f5c8e"/>
    </style:style>
    <style:style style:name="P18" style:family="paragraph" style:parent-style-name="Standard" style:list-style-name="L12">
      <style:text-properties officeooo:rsid="001f5c8e" officeooo:paragraph-rsid="001f5c8e"/>
    </style:style>
    <style:style style:name="P19" style:family="paragraph" style:parent-style-name="Standard" style:list-style-name="L13">
      <style:text-properties officeooo:rsid="001f5c8e" officeooo:paragraph-rsid="001f5c8e"/>
    </style:style>
    <style:style style:name="P20" style:family="paragraph" style:parent-style-name="Standard">
      <style:text-properties officeooo:rsid="001f5c8e" officeooo:paragraph-rsid="001f5c8e"/>
    </style:style>
    <style:style style:name="P21" style:family="paragraph" style:parent-style-name="Standard" style:list-style-name="L17">
      <style:text-properties officeooo:rsid="001f5c8e" officeooo:paragraph-rsid="001f5c8e"/>
    </style:style>
    <style:style style:name="P22" style:family="paragraph" style:parent-style-name="Standard" style:list-style-name="L18">
      <style:text-properties officeooo:rsid="001f5c8e" officeooo:paragraph-rsid="001f5c8e"/>
    </style:style>
    <style:style style:name="P23" style:family="paragraph" style:parent-style-name="Standard" style:list-style-name="L20">
      <style:text-properties officeooo:rsid="001f5c8e" officeooo:paragraph-rsid="001f5c8e"/>
    </style:style>
    <style:style style:name="P24" style:family="paragraph" style:parent-style-name="Standard" style:list-style-name="L21">
      <style:text-properties officeooo:rsid="001f5c8e" officeooo:paragraph-rsid="001f5c8e"/>
    </style:style>
    <style:style style:name="P25" style:family="paragraph" style:parent-style-name="Standard" style:list-style-name="L22">
      <style:text-properties officeooo:rsid="001f5c8e" officeooo:paragraph-rsid="001f5c8e"/>
    </style:style>
    <style:style style:name="P26" style:family="paragraph" style:parent-style-name="Standard" style:list-style-name="L23">
      <style:text-properties officeooo:rsid="001f5c8e" officeooo:paragraph-rsid="001f5c8e"/>
    </style:style>
    <style:style style:name="P27" style:family="paragraph" style:parent-style-name="Standard" style:list-style-name="L24">
      <style:text-properties officeooo:rsid="001f5c8e" officeooo:paragraph-rsid="001f5c8e"/>
    </style:style>
    <style:style style:name="P28" style:family="paragraph" style:parent-style-name="Standard" style:list-style-name="L25">
      <style:text-properties officeooo:rsid="001f5c8e" officeooo:paragraph-rsid="001f5c8e"/>
    </style:style>
    <style:style style:name="P29" style:family="paragraph" style:parent-style-name="Standard" style:list-style-name="L14">
      <style:text-properties officeooo:paragraph-rsid="001f5c8e"/>
    </style:style>
    <style:style style:name="T1" style:family="text">
      <style:text-properties officeooo:rsid="0011587b"/>
    </style:style>
    <style:style style:name="T2" style:family="text">
      <style:text-properties officeooo:rsid="00147972"/>
    </style:style>
    <style:style style:name="T3" style:family="text">
      <style:text-properties officeooo:rsid="0017b3f3"/>
    </style:style>
    <style:style style:name="T4" style:family="text">
      <style:text-properties officeooo:rsid="001871de"/>
    </style:style>
    <style:style style:name="T5" style:family="text">
      <style:text-properties officeooo:rsid="001ac8de"/>
    </style:style>
    <style:style style:name="T6" style:family="text">
      <style:text-properties officeooo:rsid="001b8335"/>
    </style:style>
    <style:style style:name="T7" style:family="text">
      <style:text-properties officeooo:rsid="001badde"/>
    </style:style>
    <style:style style:name="T8" style:family="text">
      <style:text-properties fo:font-variant="normal" fo:text-transform="none" fo:color="#f5f6f7" style:font-name="Lato" fo:font-size="13.5pt" fo:letter-spacing="normal" fo:font-style="normal" fo:font-weight="normal"/>
    </style:style>
    <style:style style:name="T9" style:family="text">
      <style:text-properties officeooo:rsid="001f5c8e"/>
    </style:style>
    <style:style style:name="T10" style:family="text">
      <style:text-properties officeooo:rsid="0023a92a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jQ</text:span>uery</text:p>
      <text:p text:style-name="P2"/>
      <text:list xml:id="list2366761734" text:style-name="L1">
        <text:list-item>
          <text:p text:style-name="P6">jQuery, the most popular JavaScript tool of all time.</text:p>
          <text:p text:style-name="P6"/>
        </text:list-item>
        <text:list-item>
          <text:p text:style-name="P6">All jQuery functions start with a $, <text:span text:style-name="T1">called dollar or bling.</text:span></text:p>
          <text:p text:style-name="P6"/>
        </text:list-item>
      </text:list>
      <text:list xml:id="list196760809" text:style-name="L2">
        <text:list-item>
          <text:p text:style-name="P7"><text:s/>$(document).ready(function(){</text:p>
          <text:p text:style-name="P7"/>
        </text:list-item>
      </text:list>
      <text:p text:style-name="P3"><text:tab/>// code you put inside this function will run as soon as your browser has loaded your page.</text:p>
      <text:p text:style-name="P3"><text:tab/>// This is important because without your document ready function, your code may run <text:tab/><text:tab/>before your HTML is rendered, which would cause bugs.</text:p>
      <text:p text:style-name="P3"/>
      <text:p text:style-name="P1"><text:s text:c="2"/><text:tab/>});</text:p>
      <text:p text:style-name="P1"/>
      <text:list xml:id="list806175998" text:style-name="L3">
        <text:list-item>
          <text:p text:style-name="P8">jQuery often selects an HTML element with a selector, then does something to that element.</text:p>
          <text:p text:style-name="P8"/>
        </text:list-item>
      </text:list>
      <text:list xml:id="list702162269" text:style-name="L4">
        <text:list-item>
          <text:p text:style-name="P9"><text:s text:c="4"/>$("button").addClass("animated bounce"); <text:s/>// <text:span text:style-name="T4">targeting using element selector</text:span></text:p>
        </text:list-item>
        <text:list-item>
          <text:p text:style-name="P9"><text:s text:c="4"/>$(".well").addClass("animated shake"); <text:s text:c="6"/>// <text:span text:style-name="T4">targeting using class selector</text:span></text:p>
        </text:list-item>
        <text:list-item>
          <text:p text:style-name="P9"><text:s text:c="4"/>$("#target3").addClass("animated fadeOut"); // <text:span text:style-name="T4">targeting using id selector</text:span></text:p>
          <text:p text:style-name="P10">// <text:s/>using jQuery to apply the Animate.css bounce class to your button elements.</text:p>
          <text:p text:style-name="P10">// <text:a xlink:type="simple" xlink:href="https://animate.style/" text:style-name="Internet_20_link" text:visited-style-name="Visited_20_Internet_20_Link">https://animate.style/</text:a></text:p>
          <text:p text:style-name="P10">// <text:span text:style-name="T3">these are written under the ready function</text:span></text:p>
        </text:list-item>
        <text:list-item>
          <text:p text:style-name="P10">$("button").removeClass("btn-default"); // <text:span text:style-name="T5">removing class for jQuery</text:span></text:p>
        </text:list-item>
      </text:list>
      <text:p text:style-name="P4"/>
      <text:list xml:id="list1723505020" text:style-name="L5">
        <text:list-item>
          <text:p text:style-name="P11">We can also change the CSS of an HTML element directly with jQuery.</text:p>
        </text:list-item>
      </text:list>
      <text:list xml:id="list3745180864" text:style-name="L6">
        <text:list-item>
          <text:p text:style-name="P12">$("#target1").css("color", "blue"); <text:s/>// <text:span text:style-name="T6">using .css() property.</text:span></text:p>
          <text:p text:style-name="P12"/>
        </text:list-item>
      </text:list>
      <text:list xml:id="list1544625451" text:style-name="L7">
        <text:list-item>
          <text:p text:style-name="P13">You can also change the non-CSS properties of HTML elements with jQuery. For example, you can disable buttons.</text:p>
        </text:list-item>
      </text:list>
      <text:list xml:id="list2579158170" text:style-name="L8">
        <text:list-item>
          <text:p text:style-name="P14">$("button").prop("disabled", true); <text:s/>// .<text:span text:style-name="T7">prop() property, this button is no longer clickable.</text:span></text:p>
        </text:list-item>
      </text:list>
      <text:p text:style-name="P4"/>
      <text:list xml:id="list3411361604" text:style-name="L9">
        <text:list-item>
          <text:p text:style-name="P15">Change Text Inside an Element Using jQuery</text:p>
        </text:list-item>
      </text:list>
      <text:list xml:id="list2692879327" text:style-name="L10">
        <text:list-item>
          <text:p text:style-name="P16">.html() that lets you add HTML tags and text within an element</text:p>
        </text:list-item>
        <text:list-item>
          <text:p text:style-name="P16">text() that only alters text without adding tags.</text:p>
        </text:list-item>
        <text:list-item>
          <text:p text:style-name="P16">$("h3").html("&lt;em&gt;jQuery Playground&lt;/em&gt;"); </text:p>
        </text:list-item>
        <text:list-item>
          <text:p text:style-name="P16">$("#target4").remove(); <text:s text:c="2"/>// removes the element with that Id;</text:p>
        </text:list-item>
      </text:list>
      <text:p text:style-name="P5"/>
      <text:list xml:id="list668848615" text:style-name="L11">
        <text:list-item>
          <text:p text:style-name="P17">Use appendTo to Move Elements with jQuery</text:p>
        </text:list-item>
      </text:list>
      <text:list xml:id="list2980214053" text:style-name="L12">
        <text:list-item>
          <text:p text:style-name="P18">$("#target4").appendTo("#left-well");</text:p>
        </text:list-item>
      </text:list>
      <text:p text:style-name="P5"/>
      <text:list xml:id="list509343865" text:style-name="L13">
        <text:list-item>
          <text:p text:style-name="P19">jQuery has a function called clone() that makes a copy of an element.</text:p>
        </text:list-item>
      </text:list>
      <text:list xml:id="list1078359392" text:style-name="L14">
        <text:list-item>
          <text:p text:style-name="P29"><text:span text:style-name="T9">$("#target2").clone().appendTo("#right-well"); // this is called function chaining, both clone and appentTo is used;</text:span></text:p>
        </text:list-item>
      </text:list>
      <text:p text:style-name="P5"/>
      <text:list xml:id="list470927233" text:style-name="L17">
        <text:list-item>
          <text:p text:style-name="P21">jQuery has a function called parent() that allows you to access the parent of whichever element you've selected.</text:p>
        </text:list-item>
      </text:list>
      <text:list xml:id="list1897934223" text:style-name="L18">
        <text:list-item>
          <text:p text:style-name="P22">$("#left-well").parent().css("background-color", "blue"); // <text:span text:style-name="T10">gives the parent of that Id the css </text:span></text:p>
        </text:list-item>
      </text:list>
      <text:p text:style-name="P5"/>
      <text:list xml:id="list4124955358" text:style-name="L20">
        <text:list-item>
          <text:p text:style-name="P23">jQuery has a function called children() that allows you to access the children of whichever element you've selected.</text:p>
        </text:list-item>
      </text:list>
      <text:list xml:id="list1994752948" text:style-name="L21">
        <text:list-item>
          <text:p text:style-name="P24">$("#left-well").children().css("color", "blue");</text:p>
        </text:list-item>
      </text:list>
      <text:p text:style-name="P5"/>
      <text:list xml:id="list3269892307" text:style-name="L22">
        <text:list-item>
          <text:p text:style-name="P25"><text:soft-page-break/>jQuery uses CSS Selectors to target elements. The target:nth-child(n) CSS selector allows you to select all the nth elements with the target class or element type.</text:p>
        </text:list-item>
      </text:list>
      <text:list xml:id="list200947141" text:style-name="L23">
        <text:list-item>
          <text:p text:style-name="P26">$(".target:nth-child(3)").addClass("animated bounce"); </text:p>
        </text:list-item>
      </text:list>
      <text:p text:style-name="P5"/>
      <text:list xml:id="list4176591458" text:style-name="L24">
        <text:list-item>
          <text:p text:style-name="P27">You can also target elements based on their positions using :odd or :even selectors.</text:p>
        </text:list-item>
        <text:list-item>
          <text:p text:style-name="P27">:odd selects the second element (position 1), fourth element (position 3), and so on.</text:p>
        </text:list-item>
      </text:list>
      <text:list xml:id="list1303228427" text:style-name="L25">
        <text:list-item>
          <text:p text:style-name="P28">$(".target:odd").addClass("animated shake"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Roboto Mono" svg:font-family="'Roboto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5:57:15.031652489</meta:creation-date>
    <meta:generator>LibreOffice/6.0.7.3$Linux_X86_64 LibreOffice_project/00m0$Build-3</meta:generator>
    <dc:date>2020-06-03T19:59:07.480468420</dc:date>
    <meta:editing-duration>PT7H52M6S</meta:editing-duration>
    <meta:editing-cycles>24</meta:editing-cycles>
    <meta:document-statistic meta:table-count="0" meta:image-count="0" meta:object-count="0" meta:page-count="2" meta:paragraph-count="42" meta:word-count="393" meta:character-count="2632" meta:non-whitespace-character-count="2279"/>
  </office:meta>
</office:document-meta>
</file>